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LIS GRANADOS, JOSE ELM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OLIS GRANADOS, JOSE E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550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LIS GRANADOS, VICTOR WIL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75554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41.5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6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6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2:5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